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12d07d" officeooo:paragraph-rsid="0012d07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2d07d" officeooo:paragraph-rsid="0012d07d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/01/2024</text:p>
      <text:p text:style-name="P2"><text:span text:style-name="T1">8h-8h45</text:span></text:p>
      <text:p text:style-name="P2"><text:span text:style-name="T1">-Précision des tâches</text:span></text:p>
      <text:p text:style-name="P2"><text:span text:style-name="T1"/></text:p>
      <text:p text:style-name="P2"><text:span text:style-name="T1"/></text:p>
      <text:p text:style-name="P2"><text:span text:style-name="T1">8h45-9h30</text:span></text:p>
      <text:p text:style-name="P2"><text:span text:style-name="T1">-Définition d’une table théorique des données BDD</text:span></text:p>
      <text:p text:style-name="P2"><text:span text:style-name="T1">-Recherche pour la mise en place d’une BDD accessible a distance</text:span></text:p>
      <text:p text:style-name="P2"><text:span text:style-name="T1"/></text:p>
      <text:p text:style-name="P2"><text:span text:style-name="T1"/></text:p>
      <text:p text:style-name="P2"><text:span text:style-name="T1">9h30-11h</text:span></text:p>
      <text:p text:style-name="P2"><text:span text:style-name="T1">-Initialisation d’un OS sur la rasberry Pi 4</text:span></text:p>
      <text:p text:style-name="P2"><text:span text:style-name="T1"><text:tab/></text:span></text:p>
      <text:p text:style-name="P2"><text:span text:style-name="T1">Os : RaspBerry PI OS (64-bit) du 12/05/2023</text:span></text:p>
      <text:p text:style-name="P2"><text:span text:style-name="T1"/></text:p>
      <text:p text:style-name="P2"><text:span text:style-name="T1">Application d’installation OS : Raspberry Pi Imager v1,8,4</text:span></text:p>
      <text:p text:style-name="P2"><text:span text:style-name="T1"/></text:p>
      <text:p text:style-name="P2"><text:span text:style-name="T1"/></text:p>
      <text:p text:style-name="P2"><text:span text:style-name="T1">11h-12h </text:span></text:p>
      <text:p text:style-name="P2"><text:span text:style-name="T1">-Réun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10:55:31.055000000</meta:creation-date>
    <dc:date>2024-01-18T10:59:48.070000000</dc:date>
    <meta:editing-duration>PT4M18S</meta:editing-duration>
    <meta:editing-cycles>1</meta:editing-cycles>
    <meta:document-statistic meta:table-count="0" meta:image-count="0" meta:object-count="0" meta:page-count="1" meta:paragraph-count="13" meta:word-count="51" meta:character-count="330" meta:non-whitespace-character-count="289"/>
    <meta:generator>LibreOffice/7.5.4.2$Windows_X86_64 LibreOffice_project/36ccfdc35048b057fd9854c757a8b67ec53977b6</meta:generator>
  </office:meta>
</office:document-meta>
</file>